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Droid Sans Mono', monospace, 'Perfect DOS VGA 437 Win', monospace, 'Droid Sans Mono', monospace, monospace"/>
  </office:font-face-decls>
  <office:automatic-styles>
    <style:style style:name="Table1" style:family="table">
      <style:table-properties style:width="8.1813in" fo:margin-left="0.0167in" table:align="left"/>
    </style:style>
    <style:style style:name="Table1.A" style:family="table-column">
      <style:table-column-properties style:column-width="2.6667in"/>
    </style:style>
    <style:style style:name="Table1.B" style:family="table-column">
      <style:table-column-properties style:column-width="5.5146in"/>
    </style:style>
    <style:style style:name="Table1.A1" style:family="table-cell">
      <style:table-cell-properties fo:padding="0.0382in" fo:border-left="0.5pt solid #000000" fo:border-right="none" fo:border-top="0.5pt solid #000000" fo:border-bottom="none"/>
    </style:style>
    <style:style style:name="Table1.B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none"/>
    </style:style>
    <style:style style:name="Table1.B2" style:family="table-cell">
      <style:table-cell-properties fo:padding="0.0382in" fo:border-left="0.5pt solid #000000" fo:border-right="0.5pt solid #000000" fo:border-top="none" fo:border-bottom="none"/>
    </style:style>
    <style:style style:name="Table1.5" style:family="table-row">
      <style:table-row-properties style:min-row-height="0.2674in"/>
    </style:style>
    <style:style style:name="Table1.7" style:family="table-row">
      <style:table-row-properties style:min-row-height="0.2951in"/>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Mono" fo:font-size="6pt" officeooo:rsid="001d1b8b" officeooo:paragraph-rsid="001d1b8b" style:font-size-asian="5.25pt" style:font-size-complex="6pt"/>
    </style:style>
    <style:style style:name="P2" style:family="paragraph" style:parent-style-name="Standard">
      <style:paragraph-properties fo:text-align="center" style:justify-single-word="false"/>
      <style:text-properties style:font-name="Liberation Mono" fo:font-size="7pt" officeooo:rsid="001d1b8b" officeooo:paragraph-rsid="001d1b8b" style:font-size-asian="7pt" style:font-size-complex="7pt"/>
    </style:style>
    <style:style style:name="P3" style:family="paragraph" style:parent-style-name="Contents_20_1">
      <style:paragraph-properties>
        <style:tab-stops>
          <style:tab-stop style:position="8.1992in" style:type="right" style:leader-style="dotted" style:leader-text="."/>
        </style:tab-stops>
      </style:paragraph-properties>
    </style:style>
    <style:style style:name="P4" style:family="paragraph" style:parent-style-name="Contents_20_2">
      <style:paragraph-properties>
        <style:tab-stops>
          <style:tab-stop style:position="8.0028in" style:type="right" style:leader-style="dotted" style:leader-text="."/>
        </style:tab-stops>
      </style:paragraph-properties>
    </style:style>
    <style:style style:name="P5" style:family="paragraph" style:parent-style-name="Standard">
      <style:paragraph-properties fo:text-align="start" style:justify-single-word="false"/>
      <style:text-properties style:font-name="Liberation Mono" fo:font-size="12pt" officeooo:rsid="001d1b8b" officeooo:paragraph-rsid="001d1b8b" style:font-size-asian="12pt" style:font-size-complex="12pt"/>
    </style:style>
    <style:style style:name="P6" style:family="paragraph" style:parent-style-name="Heading_20_1">
      <style:paragraph-properties fo:break-before="page"/>
    </style:style>
    <style:style style:name="P7" style:family="paragraph" style:parent-style-name="Standard">
      <style:paragraph-properties fo:text-align="start" style:justify-single-word="false"/>
      <style:text-properties style:font-name="Liberation Mono" fo:font-size="10pt" officeooo:rsid="001d1b8b" officeooo:paragraph-rsid="001d1b8b" style:font-size-asian="8.75pt" style:font-size-complex="10pt"/>
    </style:style>
    <style:style style:name="P8" style:family="paragraph" style:parent-style-name="Standard">
      <style:paragraph-properties fo:text-align="start" style:justify-single-word="false"/>
      <style:text-properties style:font-name="Liberation Mono" fo:font-size="12pt" officeooo:rsid="001ed7dc" officeooo:paragraph-rsid="001ed7dc" style:font-size-asian="12pt" style:font-size-complex="12pt"/>
    </style:style>
    <style:style style:name="P9" style:family="paragraph" style:parent-style-name="Text_20_body">
      <style:text-properties officeooo:rsid="001eef4c" officeooo:paragraph-rsid="001eef4c"/>
    </style:style>
    <style:style style:name="P10" style:family="paragraph" style:parent-style-name="Text_20_body">
      <style:text-properties fo:font-weight="bold" officeooo:rsid="0020294c" officeooo:paragraph-rsid="0020294c" style:font-weight-asian="bold" style:font-weight-complex="bold"/>
    </style:style>
    <style:style style:name="P11" style:family="paragraph" style:parent-style-name="Text_20_body">
      <style:text-properties fo:font-weight="bold" officeooo:rsid="002502c4" officeooo:paragraph-rsid="002502c4" style:font-weight-asian="bold" style:font-weight-complex="bold"/>
    </style:style>
    <style:style style:name="P12" style:family="paragraph" style:parent-style-name="Text_20_body">
      <style:text-properties officeooo:rsid="0020294c" officeooo:paragraph-rsid="0020294c"/>
    </style:style>
    <style:style style:name="P13" style:family="paragraph" style:parent-style-name="Text_20_body">
      <style:text-properties officeooo:rsid="0041a732" officeooo:paragraph-rsid="0041a732"/>
    </style:style>
    <style:style style:name="P14" style:family="paragraph" style:parent-style-name="Text_20_body">
      <style:paragraph-properties fo:break-before="page"/>
      <style:text-properties fo:font-weight="bold" officeooo:rsid="0020294c" officeooo:paragraph-rsid="0020294c" style:font-weight-asian="bold" style:font-weight-complex="bold"/>
    </style:style>
    <style:style style:name="P15" style:family="paragraph" style:parent-style-name="Text_20_body">
      <style:paragraph-properties fo:margin-left="0.4925in" fo:text-indent="0in" style:auto-text-indent="false"/>
    </style:style>
    <style:style style:name="P16" style:family="paragraph" style:parent-style-name="Text_20_body">
      <style:text-properties officeooo:paragraph-rsid="0034b3e9"/>
    </style:style>
    <style:style style:name="P17" style:family="paragraph" style:parent-style-name="Text_20_body">
      <style:text-properties fo:font-weight="bold" officeooo:rsid="002daaf5" officeooo:paragraph-rsid="002daaf5" style:font-weight-asian="bold" style:font-weight-complex="bold"/>
    </style:style>
    <style:style style:name="P18" style:family="paragraph" style:parent-style-name="Text_20_body">
      <style:text-properties fo:font-weight="bold" officeooo:rsid="002e564b" officeooo:paragraph-rsid="002e564b" style:font-weight-asian="bold" style:font-weight-complex="bold"/>
    </style:style>
    <style:style style:name="P19" style:family="paragraph" style:parent-style-name="Text_20_body">
      <style:text-properties fo:font-weight="bold" officeooo:paragraph-rsid="002e564b"/>
    </style:style>
    <style:style style:name="P20" style:family="paragraph" style:parent-style-name="Text_20_body">
      <style:text-properties fo:font-weight="bold" officeooo:rsid="002ec167" officeooo:paragraph-rsid="002ec167"/>
    </style:style>
    <style:style style:name="P21" style:family="paragraph" style:parent-style-name="Text_20_body">
      <style:text-properties fo:font-weight="normal" officeooo:rsid="002ec167" officeooo:paragraph-rsid="002ec167" style:font-weight-asian="normal" style:font-weight-complex="normal"/>
    </style:style>
    <style:style style:name="P22" style:family="paragraph" style:parent-style-name="Text_20_body">
      <style:text-properties fo:font-weight="normal" officeooo:rsid="002f8bea" officeooo:paragraph-rsid="002f8bea" style:font-weight-asian="normal" style:font-weight-complex="normal"/>
    </style:style>
    <style:style style:name="T1" style:family="text">
      <style:text-properties fo:font-size="7pt" style:font-size-asian="7pt" style:font-size-complex="7pt"/>
    </style:style>
    <style:style style:name="T2" style:family="text">
      <style:text-properties officeooo:rsid="0020294c"/>
    </style:style>
    <style:style style:name="T3" style:family="text">
      <style:text-properties officeooo:rsid="00262863"/>
    </style:style>
    <style:style style:name="T4" style:family="text">
      <style:text-properties officeooo:rsid="002a30ad"/>
    </style:style>
    <style:style style:name="T5" style:family="text">
      <style:text-properties officeooo:rsid="002a7772"/>
    </style:style>
    <style:style style:name="T6" style:family="text">
      <style:text-properties officeooo:rsid="003fcf23"/>
    </style:style>
    <style:style style:name="T7" style:family="text">
      <style:text-properties fo:font-weight="bold" style:font-weight-asian="bold" style:font-weight-complex="bold"/>
    </style:style>
    <style:style style:name="T8" style:family="text">
      <style:text-properties officeooo:rsid="002d5811"/>
    </style:style>
    <style:style style:name="T9" style:family="text">
      <style:text-properties officeooo:rsid="002502c4"/>
    </style:style>
    <style:style style:name="T10" style:family="text">
      <style:text-properties officeooo:rsid="00361135"/>
    </style:style>
    <style:style style:name="T11" style:family="text">
      <style:text-properties fo:font-weight="normal" officeooo:rsid="002e564b"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ec167" style:font-weight-asian="normal" style:font-weight-complex="normal"/>
    </style:style>
    <style:style style:name="T14" style:family="text">
      <style:text-properties officeooo:rsid="002e564b" style:font-weight-asian="bold" style:font-weight-complex="bold"/>
    </style:style>
    <style:style style:name="T15" style:family="text">
      <style:text-properties style:font-weight-asian="bold" style:font-weight-complex="bold"/>
    </style:style>
    <style:style style:name="T16" style:family="text">
      <style:text-properties officeooo:rsid="0048f8c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CC Plugin</text:p>
      <text:p text:style-name="Subtitle">user guide</text:p>
      <text:p text:style-name="P1"><text:span text:style-name="T1">for </text:span><text:a xlink:type="simple" xlink:href="https://github.com/zode/kcc" text:style-name="Internet_20_link" text:visited-style-name="Visited_20_Internet_20_Link"><text:span text:style-name="T1">https://github.com/zode/kcc</text:span></text:a></text:p>
      <text:p text:style-name="P2">minimum Flax Engine: 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81_3242975054" text:style-name="Index_20_Link" text:visited-style-name="Index_20_Link">.cs script content overview<text:tab/>2</text:a></text:p>
          <text:p text:style-name="P3"><text:a xlink:type="simple" xlink:href="#__RefHeading___Toc183_3242975054" text:style-name="Index_20_Link" text:visited-style-name="Index_20_Link">Quickstart<text:tab/>3</text:a></text:p>
          <text:p text:style-name="P4"><text:a xlink:type="simple" xlink:href="#__RefHeading___Toc302_3242975054" text:style-name="Index_20_Link" text:visited-style-name="Index_20_Link">Expectations<text:tab/>3</text:a></text:p>
          <text:p text:style-name="P4"><text:a xlink:type="simple" xlink:href="#__RefHeading___Toc302_3242975054%20Copy%201" text:style-name="Index_20_Link" text:visited-style-name="Index_20_Link">But how does it work?<text:tab/>3</text:a></text:p>
          <text:p text:style-name="P4"><text:a xlink:type="simple" xlink:href="#__RefHeading___Toc342_3242975054" text:style-name="Index_20_Link" text:visited-style-name="Index_20_Link">KCC update loop<text:tab/>4</text:a></text:p>
          <text:p text:style-name="P4"><text:a xlink:type="simple" xlink:href="#__RefHeading___Toc902_3242975054" text:style-name="Index_20_Link" text:visited-style-name="Index_20_Link">The IKinematicCharacter interface:<text:tab/>4</text:a></text:p>
        </text:index-body>
      </text:table-of-content>
      <text:p text:style-name="P5"/>
      <text:h text:style-name="P6" text:outline-level="1"><text:bookmark-start text:name="__RefHeading___Toc181_3242975054"/>.cs script content overview<text:bookmark-end text:name="__RefHeading___Toc181_3242975054"/></text:h>
      <text:p text:style-name="P5"/>
      <table:table table:name="Table1" table:style-name="Table1">
        <table:table-column table:style-name="Table1.A"/>
        <table:table-column table:style-name="Table1.B"/>
        <table:table-row>
          <table:table-cell table:style-name="Table1.A1" office:value-type="string">
            <text:p text:style-name="Table_20_Contents">KCC</text:p>
          </table:table-cell>
          <table:table-cell table:style-name="Table1.B1" office:value-type="string">
            <text:p text:style-name="Table_20_Contents">The game plugin itself</text:p>
          </table:table-cell>
        </table:table-row>
        <table:table-row>
          <table:table-cell table:style-name="Table1.A2" office:value-type="string">
            <text:p text:style-name="Table_20_Contents">KCCSettings</text:p>
          </table:table-cell>
          <table:table-cell table:style-name="Table1.B2" office:value-type="string">
            <text:p text:style-name="Table_20_Contents">Container class for plugin settings</text:p>
          </table:table-cell>
        </table:table-row>
        <table:table-row>
          <table:table-cell table:style-name="Table1.A2" office:value-type="string">
            <text:p text:style-name="Table_20_Contents">KinematicBase</text:p>
          </table:table-cell>
          <table:table-cell table:style-name="Table1.B2" office:value-type="string">
            <text:p text:style-name="Table_20_Contents">Base class from which KinematicMover and KinematicCharacterController extend from</text:p>
          </table:table-cell>
        </table:table-row>
        <table:table-row>
          <table:table-cell table:style-name="Table1.A2" office:value-type="string">
            <text:p text:style-name="Table_20_Contents">KinematicMover</text:p>
          </table:table-cell>
          <table:table-cell table:style-name="Table1.B2" office:value-type="string">
            <text:p text:style-name="Table_20_Contents">Optional utility class for writing moving kinematic objects (platforms, elevators, etc)</text:p>
          </table:table-cell>
        </table:table-row>
        <table:table-row table:style-name="Table1.5">
          <table:table-cell table:style-name="Table1.A2" office:value-type="string">
            <text:p text:style-name="Table_20_Contents">KinematicCharacterController</text:p>
          </table:table-cell>
          <table:table-cell table:style-name="Table1.B2" office:value-type="string">
            <text:p text:style-name="Table_20_Contents">The “secret sauce”, this class contains all of the movement logic</text:p>
          </table:table-cell>
        </table:table-row>
        <table:table-row table:style-name="Table1.5">
          <table:table-cell table:style-name="Table1.A2" office:value-type="string">
            <text:p text:style-name="Table_20_Contents">IKinematicMover</text:p>
          </table:table-cell>
          <table:table-cell table:style-name="Table1.B2" office:value-type="string">
            <text:p text:style-name="Table_20_Contents">The necessary interface to control a KinematicMover with</text:p>
          </table:table-cell>
        </table:table-row>
        <table:table-row table:style-name="Table1.7">
          <table:table-cell table:style-name="Table1.A2" office:value-type="string">
            <text:p text:style-name="Table_20_Contents">IkinematicCharacterController</text:p>
          </table:table-cell>
          <table:table-cell table:style-name="Table1.B2" office:value-type="string">
            <text:p text:style-name="Table_20_Contents">The necessary interface to control a KinematicCharacterController with</text:p>
          </table:table-cell>
        </table:table-row>
        <table:table-row table:style-name="Table1.7">
          <table:table-cell table:style-name="Table1.A2" office:value-type="string">
            <text:p text:style-name="Table_20_Contents">ColliderType</text:p>
          </table:table-cell>
          <table:table-cell table:style-name="Table1.B2" office:value-type="string">
            <text:p text:style-name="Table_20_Contents">Enum for the KinematicCharacterController’s shape</text:p>
          </table:table-cell>
        </table:table-row>
        <table:table-row table:style-name="Table1.7">
          <table:table-cell table:style-name="Table1.A2" office:value-type="string">
            <text:p text:style-name="Table_20_Contents">GroundingState</text:p>
          </table:table-cell>
          <table:table-cell table:style-name="Table1.B2" office:value-type="string">
            <text:p text:style-name="Table_20_Contents">Enum for the KinematicCharacterController’s grounding state</text:p>
          </table:table-cell>
        </table:table-row>
        <table:table-row table:style-name="Table1.7">
          <table:table-cell table:style-name="Table1.A2" office:value-type="string">
            <text:p text:style-name="Table_20_Contents">RigidBodyInteractionMode</text:p>
          </table:table-cell>
          <table:table-cell table:style-name="Table1.B2" office:value-type="string">
            <text:p text:style-name="Table_20_Contents">Enum for the KinematicCharacterController’s RigidBody interaction solver mode</text:p>
          </table:table-cell>
        </table:table-row>
        <table:table-row table:style-name="Table1.7">
          <table:table-cell table:style-name="Table1.A2" office:value-type="string">
            <text:p text:style-name="Table_20_Contents">RigidBodyMoveMode</text:p>
          </table:table-cell>
          <table:table-cell table:style-name="Table1.B2" office:value-type="string">
            <text:p text:style-name="Table_20_Contents">Enum for the KinematicCharacterController’s RigidBody move-with solver mode</text:p>
          </table:table-cell>
        </table:table-row>
        <table:table-row table:style-name="Table1.7">
          <table:table-cell table:style-name="Table1.A2" office:value-type="string">
            <text:p text:style-name="Table_20_Contents">StairStepGroundMode</text:p>
          </table:table-cell>
          <table:table-cell table:style-name="Table1.B2" office:value-type="string">
            <text:p text:style-name="Table_20_Contents">Enum for the KinematicCharacterController’s stairstep ground requirement mode</text:p>
          </table:table-cell>
        </table:table-row>
        <table:table-row table:style-name="Table1.7">
          <table:table-cell table:style-name="Table1.A13" office:value-type="string">
            <text:p text:style-name="Table_20_Contents">RigidBodyInteraction</text:p>
          </table:table-cell>
          <table:table-cell table:style-name="Table1.B13" office:value-type="string">
            <text:p text:style-name="Table_20_Contents">Container class to hold information about KinematicCharacterController’s collision with another RigidBody</text:p>
          </table:table-cell>
        </table:table-row>
      </table:table>
      <text:p text:style-name="P7"/>
      <text:p text:style-name="P8"/>
      <text:h text:style-name="P6" text:outline-level="1"><text:bookmark-start text:name="__RefHeading___Toc183_3242975054"/>Quickstart<text:bookmark-end text:name="__RefHeading___Toc183_3242975054"/></text:h>
      <text:h text:style-name="Heading_20_2" text:outline-level="2"><text:bookmark-start text:name="__RefHeading___Toc302_3242975054"/>Expectations<text:bookmark-end text:name="__RefHeading___Toc302_3242975054"/></text:h>
      <text:p text:style-name="P9">This character controller provides a more classic approach to movement similar that of Valve’s Half-Life or Croteams’s Serious Sam, however replicating this in modern engines can be a bit of a pain as the built in controllers usually fall flat with tiny issues that lessen from the user experience, and full rigidbody controllers can be hard to execute properly. This plugin aims to provide a ready to go package to act as an alternative to the built in character controller found in Flax Engine, based on “Improved Collision Detect<text:span text:style-name="T2">i</text:span>on and Response” by Kasper Fauerby and “Improving the Numerical Robustness of Sphere Swept Collision Detection” by Jeff Linahan. To avoid re-inventing the wheel where possible (and to provide similarity to users) this plugin also pulls in inspiration from the free “Kinematic Character Controller” for Unity by Philippe St-Amand by mirroring the idea of using interfaces to control the KinematicMovers and KinematicCharacterControllers, along side pulling other ideas like using a callback to filter collisions.</text:p>
      <text:p text:style-name="P10">You will need to provide your own logic for actually moving the character, this is simply just a “lower level” alternative to the built in character controller</text:p>
      <text:p text:style-name="P11">This plugin overrides the RigidBody/Transform’s Position and Orientation properties, Kinema<text:span text:style-name="T3">tic</text:span><text:span text:style-name="T4">Base</text:span><text:span text:style-name="T3">’s</text:span> TransientPosition and TransientOrientation properties can be used in place of those. <text:span text:style-name="T3">If you wish to forcibly set the position or forcibly set the orientation of the </text:span><text:span text:style-name="T5">kinematic object</text:span><text:span text:style-name="T3"> (eg. teleporting), you need to use </text:span><text:span text:style-name="T4">KinematicBase’s </text:span><text:span text:style-name="T3">functions “SetPosition” and “SetOrientation”. </text:span><text:span text:style-name="T6">Both KinematicMover and KinematicCharacterController extend from KinematicBase.</text:span></text:p>
      <text:h text:style-name="Heading_20_2" text:outline-level="2"><text:bookmark-start text:name="__RefHeading___Toc302_3242975054 Copy 1"/>But how does it work?<text:bookmark-end text:name="__RefHeading___Toc302_3242975054 Copy 1"/></text:h>
      <text:p text:style-name="P12">After making your character, you need to make a script that implements the “IkinematicCharacterController” interface and assign the script to the controller’s “Controller” property (this can be simply done by just assigning it on the script’s OnEnable, check the KCCExample repository)</text:p>
      <text:p text:style-name="P12">This interface will provide you with the necessary callbacks to alter the behavior during runtime.</text:p>
      <text:p text:style-name="P13">The controller <text:span text:style-name="T7">MUST </text:span>have an uniform scale of 1, if you wish to to resize the character please update the relevant properties in the KinematicCharacterController.</text:p>
      <text:p text:style-name="P10">Note: <text:span text:style-name="T8">W</text:span>hile the system does execute during a FixedUpdate tick <text:span text:style-name="T8">and as such it usually does work with code that also relies on FixedUpdate</text:span>, it has its own order of internal processing. If you need to somehow <text:span text:style-name="T8">exactly </text:span>step in time with the system outside of the callbacks, you may attach yourself to the exposed Actions in the KCC plugin.</text:p>
      <text:p text:style-name="P14"/>
      <text:h text:style-name="Heading_20_2" text:outline-level="2"><text:bookmark-start text:name="__RefHeading___Toc342_3242975054"/>KCC update loop<text:bookmark-end text:name="__RefHeading___Toc342_3242975054"/></text:h>
      <text:p text:style-name="Text_20_body">If “Auto Simulation” is enabled in the plugin settings, the following execution order will happen:</text:p>
      <text:p text:style-name="Text_20_body">FixedUpdate → </text:p>
      <text:p text:style-name="P15">1. PreSimulationUpdate</text:p>
      <text:p text:style-name="P15">2. SimulationUpdate</text:p>
      <text:p text:style-name="P15">3. PostSimulationUpdate</text:p>
      <text:p text:style-name="Text_20_body">If “Auto simulation” is disabled, it is up to you as the developer to call the above functions manually.</text:p>
      <text:p text:style-name="Text_20_body"/>
      <text:p text:style-name="Text_20_body">During these the following Actions are called (if any attached) from the KCC plugin:</text:p>
      <text:p text:style-name="Text_20_body">“PreSimulationUpdateEvent”: At the very beginning <text:span text:style-name="T9">of the call</text:span>, <text:span text:style-name="T9">before InitialPosition/InitialOrientation are assigned from TransientPosition/TransientOrientation.</text:span></text:p>
      <text:p text:style-name="Text_20_body">“<text:span text:style-name="T9">SimulationUpdate”: At the very beginning of the call, before all movers and characters are processed.</text:span></text:p>
      <text:p text:style-name="Text_20_body">“<text:span text:style-name="T9">PostSimulationUpdate”: At the very end of the call, after necessary interpolation info is set up.</text:span></text:p>
      <text:p text:style-name="Text_20_body"/>
      <text:p text:style-name="P16">If “Interpolate” is enabled in the plugin settings, the plugin will automatically interpolate all KCC registered objects, allowing you to run the game at a lower physics tick rate. If disabled it is up to you as the developer to call the function “InterpolationUpdate” manually if interpolation is wanted.</text:p>
      <text:h text:style-name="Heading_20_2" text:outline-level="2"><text:bookmark-start text:name="__RefHeading___Toc902_3242975054"/>The I<text:span text:style-name="T10">K</text:span>inematicCharacter interface:<text:bookmark-end text:name="__RefHeading___Toc902_3242975054"/></text:h>
      <text:p text:style-name="P17"><text:span text:style-name="T11">Public void </text:span>KinematicMoveUpdate<text:span text:style-name="T11">(out Vector3 velocity, out Quaternion orientation)</text:span></text:p>
      <text:p text:style-name="P18"><text:span text:style-name="T12">Called when the simulation needs to know the velocity and orientation for a tick </text:span><text:span text:style-name="T13">before sweeping movement</text:span><text:span text:style-name="T12">, the character will attempt to move until the length of the velocity is more or less zero. You may transfer root motion to the system by extracting it from the animation and applying it here (please refer to Flax engine documentation to see how you may do this from the animation graph).</text:span></text:p>
      <text:p text:style-name="P18"><text:span text:style-name="T12"/></text:p>
      <text:p text:style-name="P18"><text:span text:style-name="T12">Public Vector3 </text:span>KinematicGroundProjection<text:span text:style-name="T12">(Vector3 velocity, Vector3 gravityEulerNormalized)</text:span></text:p>
      <text:p text:style-name="P18"><text:span text:style-name="T12">Called the the character velocity needs to be projected along side the current ground plane </text:span><text:span text:style-name="T13">during the sweep</text:span><text:span text:style-name="T12">, the velocity supplied here is the remaining velocity for the tick at the point where this callback is triggered. This is necessary if you wish to move up sloped surfaces without issues. Vector3’s ProjectOnPlane will suffice for modern use.</text:span></text:p>
      <text:p text:style-name="P19"><text:span text:style-name="T14">Tip</text:span><text:span text:style-name="T11">: the KinematicCharacterController supplies the function “GroundTangent” to help with retro style projection where the ground normal does not affect any lateral speed.</text:span></text:p>
      <text:p text:style-name="P19"><text:span text:style-name="T11"/></text:p>
      <text:p text:style-name="P20"><text:span text:style-name="T11">P</text:span><text:span text:style-name="T12">ublic bool </text:span><text:span text:style-name="T15">KinematicCollisionValid</text:span><text:span text:style-name="T12">(Collider other)</text:span></text:p>
      <text:p text:style-name="P20"><text:span text:style-name="T12">Called when the character collides with something during a sweep, this can be used to precisely filter out collisions (eg. teammates).</text:span></text:p>
      <text:p text:style-name="P20"><text:span text:style-name="T12"/></text:p>
      <text:p text:style-name="P20"><text:soft-page-break/><text:span text:style-name="T12">Public void </text:span><text:span text:style-name="T15">KinematicCollision</text:span><text:span text:style-name="T12">(RayCastHit hit)</text:span></text:p>
      <text:p text:style-name="P20"><text:span text:style-name="T12">Called when the character collides with something during a sweep, this may be useful if you need to have something external react to the collision as the final position of the controller’s collider may not actually end up colliding with whatever it hit at the end of the sweep.</text:span></text:p>
      <text:p text:style-name="P20"><text:span text:style-name="T12"/></text:p>
      <text:p text:style-name="P20"><text:span text:style-name="T12">Public void </text:span><text:span text:style-name="T15">KinematicunstuckEvent</text:span><text:span text:style-name="T12">(Collider collider, Vector3 penetrationDirection, float penetrationDistance)</text:span></text:p>
      <text:p text:style-name="P20"><text:span text:style-name="T12">Called when the character unstucks itself during a sweep, this may be useful if you want to implement crushers for example.</text:span></text:p>
      <text:p text:style-name="P20"><text:span text:style-name="T12"/></text:p>
      <text:p text:style-name="P21">Public void <text:span text:style-name="T7">KinematicGroundingEvent</text:span>(GroundState groundingState, RayCastHit? Hit)</text:p>
      <text:p text:style-name="P21">Called when the character’s ground state changes during a sweep, this may be useful if you wish to implement particle effects upon landing on ground</text:p>
      <text:p text:style-name="P21"/>
      <text:p text:style-name="P21">Public bool <text:span text:style-name="T7">KinematicCanAttachToRigidBody</text:span>(RigidBody rigidBody)</text:p>
      <text:p text:style-name="P21">Called during the sweep to check if the character can attach to a rigidbody to move with it.</text:p>
      <text:p text:style-name="P21"/>
      <text:p text:style-name="P22">Public void <text:span text:style-name="T7">KinematicAttachedRigidBodyUpdate</text:span>(RigidBody rigidBody)</text:p>
      <text:p text:style-name="P22">Called for every tick the character is attached to a rigidbody to move with, may be useful if you wish to rotate the camera along side the rigidbody it is attached to.</text:p>
      <text:p text:style-name="P22"/>
      <text:p text:style-name="P22">Public void <text:span text:style-name="T7">KinematicRigidBodyInteraction</text:span>(RigidBodyInteraction rbInteraction)</text:p>
      <text:p text:style-name="P22">Called during the sweep when the character collides with a rigidbody, <text:span text:style-name="T16">may be useful if you wish to have rigidbodies react interactively.</text:span></text:p>
      <text:p text:style-name="P22"/>
      <text:p text:style-name="P22">Public void <text:span text:style-name="T7">KinematicPostUpdate</text:span>()</text:p>
      <text:p text:style-name="P22">Called after the character sweep is done</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Droid Sans Mono', monospace, 'Perfect DOS VGA 437 Win', 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Liberation Mono" fo:font-family="'Liberation Mono'" style:font-family-generic="modern" style:font-pitch="fixed" fo:font-size="10pt" officeooo:rsid="001d1b8b" style:font-size-asian="8.75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f10d0c"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8.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a933"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8.0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15in" fo:margin-bottom="0.15in" fo:margin-left="0.15in" fo:margin-right="0.1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18:59:12.182715392</meta:creation-date>
    <dc:date>2025-02-08T20:19:20.595109617</dc:date>
    <meta:editing-duration>PT1H6M2S</meta:editing-duration>
    <meta:editing-cycles>32</meta:editing-cycles>
    <meta:generator>LibreOffice/24.8.4.2$Linux_X86_64 LibreOffice_project/480$Build-2</meta:generator>
    <meta:document-statistic meta:table-count="1" meta:image-count="0" meta:object-count="0" meta:page-count="5" meta:paragraph-count="82" meta:word-count="1098" meta:character-count="7713" meta:non-whitespace-character-count="6696"/>
  </office:meta>
</office:document-meta>
</file>